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font-name="sans-serif" fo:font-size="12.7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VM – WIN10 <text:s/>→ <text:s/>user <text:s/>= <text:span text:style-name="T1">IEUser, <text:s/>psw = <text:s/>Passw0rd! </text:span></text:p>
      <text:p text:style-name="Standard"/>
      <text:p text:style-name="Standard">Scaricare dal sito microsoft il file di installazione .ova se zip estrarlo e se si clikka su di esso si avvia in automatico la creazione della vm</text:p>
      <text:p text:style-name="Standard"/>
      <text:p text:style-name="Standard"/>
      <text:list xml:id="list4366015162183489657" text:style-name="L1">
        <text:list-item>
          <text:p text:style-name="P1">select the network</text:p>
        </text:list-item>
      </text:list>
      <text:list xml:id="list3452066405226679732" text:style-name="L2">
        <text:list-item>
          <text:p text:style-name="P2">qundo si chiude la macchina ci potrebbero essere degli arggiornamenti -</text:p>
        </text:list-item>
        <text:list-item>
          <text:p text:style-name="P2">si possono modificare le impostazione della propria vm.</text:p>
        </text:list-item>
        <text:list-item>
          <text:p text:style-name="P2">Username : IEUser</text:p>
        </text:list-item>
        <text:list-item>
          <text:p text:style-name="P2">psw : passw0rd!</text:p>
        </text:list-item>
      </text:list>
      <text:p text:style-name="Standard"/>
      <text:list xml:id="list6677554342539396752" text:style-name="L3">
        <text:list-item>
          <text:p text:style-name="P3">creare istantanee → funzione per salvare una foto dell'immagine dell V.M <text:s/>UTILE PER FAR RIPARTIRE IL SISTEMA CON QUELLA CONFIGURAZIONE SALVATA. UYILE DASALVARE PRIMA DI ESEGUIRE DEGLI AGGiornamenti che potrebbero pregiudicare la stabilità del sistem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e mec</meta:initial-creator>
    <meta:creation-date>2017-08-07T20:49:26.67</meta:creation-date>
    <dc:date>2017-09-14T19:00:49.26</dc:date>
    <dc:creator>gabriele mec</dc:creator>
    <meta:editing-duration>PT3H13M4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8" meta:word-count="106" meta:character-count="627"/>
  </office:meta>
</office:document-meta>
</file>